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15.24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7.37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99cm" fo:min-width="3.788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21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2.004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68cm" fo:min-width="2.643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000000" draw:textarea-horizontal-align="justify" draw:textarea-vertical-align="middle" draw:auto-grow-height="false" fo:min-height="1.368cm" fo:min-width="2.643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014cm" fo:min-width="3.812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2.902cm" fo:min-width="4.246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449cm" fo:min-width="4.24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2.284cm" fo:min-width="4.24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449cm" fo:min-width="4.63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2.318cm" fo:min-width="4.633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2.318cm" fo:min-width="7.047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3.433cm" fo:min-width="14.613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3.353cm" fo:min-width="14.53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6.384cm" fo:min-width="14.533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svg:stroke-color="#ffb66c" draw:fill-color="#ffdbb6" draw:textarea-horizontal-align="justify" draw:textarea-vertical-align="middle" draw:auto-grow-height="false" fo:min-height="3.052cm" fo:min-width="20.72cm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052cm" fo:min-width="20.7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9.322cm" fo:min-width="11.866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0.813cm" fo:min-width="11.837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449cm" fo:min-width="5.092cm" fo:padding-top="0.165cm" fo:padding-bottom="0.165cm" fo:padding-left="0.29cm" fo:padding-right="0.29cm"/>
      <style:paragraph-properties style:writing-mode="lr-tb"/>
    </style:style>
    <style:style style:name="gr27" style:family="graphic" style:parent-style-name="objectwithoutfill">
      <style:graphic-properties svg:stroke-width="0.159cm" svg:stroke-color="#1c1c1c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dbb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.778cm" svg:x="3.032cm" svg:y="1.224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748cm" svg:height="1.778cm" svg:x="3.032cm" svg:y="3.024cm">
          <text:p text:style-name="P1">Reusable components and librari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748cm" svg:height="1.778cm" svg:x="3.032cm" svg:y="4.824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748cm" svg:height="1.778cm" svg:x="3.032cm" svg:y="6.624cm">
          <text:p text:style-name="P1">Database manage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748cm" svg:height="1.778cm" svg:x="3.032cm" svg:y="8.424cm">
          <text:p text:style-name="P1">Generic, shared applications (browsers, e-mail, etc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748cm" svg:height="1.778cm" svg:x="3.032cm" svg:y="10.224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778cm" svg:x="3.032cm" svg:y="12.024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778cm" svg:x="10.932cm" svg:y="12.024cm">
          <text:p text:style-name="P1">Computer Hardware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826cm" svg:height="1.778cm" svg:x="0.907cm" svg:y="15.891cm">
          <text:p text:style-name="P3">Asset</text:p>
          <text:p text:style-name="P3">identific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4.826cm" svg:height="1.778cm" svg:x="4.908cm" svg:y="18.192cm">
          <text:p text:style-name="P3">Asset value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826cm" svg:height="1.778cm" svg:x="4.909cm" svg:y="21.193cm">
          <text:p text:style-name="P3">Threat</text:p>
          <text:p text:style-name="P3">identific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4.826cm" svg:height="1.778cm" svg:x="4.91cm" svg:y="24.194cm">
          <text:p text:style-name="P3">Control</text:p>
          <text:p text:style-name="P3">identific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.826cm" svg:height="1.778cm" svg:x="11.91cm" svg:y="21.194cm">
          <text:p text:style-name="P3">Attack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" draw:id="id7" draw:layer="layout" svg:width="4.826cm" svg:height="1.778cm" svg:x="11.911cm" svg:y="24.195cm">
          <text:p text:style-name="P3">Feasibility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4.826cm" svg:height="1.778cm" svg:x="18.909cm" svg:y="18.193cm">
          <text:p text:style-name="P3">Exposure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4.826cm" svg:height="1.778cm" svg:x="18.911cm" svg:y="24.195cm">
          <text:p text:style-name="P3">Security req.</text:p>
          <text:p text:style-name="P3">defini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3.32cm" svg:y1="17.669cm" svg:x2="4.908cm" svg:y2="19.081cm" draw:start-shape="id1" draw:start-glue-point="2" draw:end-shape="id2" draw:end-glue-point="3" svg:d="M3320 17669v1412h1588" svg:viewBox="0 0 1589 1413">
          <text:p/>
        </draw:connector>
        <draw:connector draw:style-name="gr4" draw:text-style-name="P5" draw:layer="layout" svg:x1="3.32cm" svg:y1="17.669cm" svg:x2="4.909cm" svg:y2="22.082cm" draw:start-shape="id1" draw:start-glue-point="2" draw:end-shape="id3" draw:end-glue-point="3" svg:d="M3320 17669v4413h1589" svg:viewBox="0 0 1590 4414">
          <text:p/>
        </draw:connector>
        <draw:connector draw:style-name="gr4" draw:text-style-name="P5" draw:layer="layout" draw:type="line" svg:x1="9.734cm" svg:y1="19.081cm" svg:x2="18.909cm" svg:y2="19.082cm" draw:start-shape="id2" draw:start-glue-point="1" draw:end-shape="id4" draw:end-glue-point="3" svg:d="M9734 19081l9175 1" svg:viewBox="0 0 9176 2">
          <text:p/>
        </draw:connector>
        <draw:connector draw:style-name="gr4" draw:text-style-name="P5" draw:layer="layout" draw:type="line" svg:x1="21.322cm" svg:y1="19.971cm" svg:x2="21.324cm" svg:y2="24.195cm" draw:start-shape="id4" draw:start-glue-point="2" draw:end-shape="id5" draw:end-glue-point="0" svg:d="M21322 19971l2 4224" svg:viewBox="0 0 3 4225">
          <text:p/>
        </draw:connector>
        <draw:connector draw:style-name="gr4" draw:text-style-name="P5" draw:layer="layout" draw:type="line" svg:x1="16.736cm" svg:y1="22.083cm" svg:x2="18.911cm" svg:y2="25.084cm" draw:start-shape="id6" draw:start-glue-point="1" draw:end-shape="id5" draw:end-glue-point="3" svg:d="M16736 22083l2175 3001" svg:viewBox="0 0 2176 3002">
          <text:p/>
        </draw:connector>
        <draw:connector draw:style-name="gr4" draw:text-style-name="P5" draw:layer="layout" draw:type="line" svg:x1="16.737cm" svg:y1="25.084cm" svg:x2="18.911cm" svg:y2="25.084cm" draw:start-shape="id7" draw:start-glue-point="1" draw:end-shape="id5" draw:end-glue-point="3" svg:d="M16737 25084h2174" svg:viewBox="0 0 2175 1">
          <text:p/>
        </draw:connector>
        <draw:connector draw:style-name="gr4" draw:text-style-name="P5" draw:layer="layout" draw:type="line" svg:x1="9.736cm" svg:y1="25.083cm" svg:x2="11.911cm" svg:y2="25.084cm" draw:start-shape="id8" draw:start-glue-point="1" draw:end-shape="id7" draw:end-glue-point="3" svg:d="M9736 25083l2175 1" svg:viewBox="0 0 2176 2">
          <text:p/>
        </draw:connector>
        <draw:connector draw:style-name="gr4" draw:text-style-name="P5" draw:layer="layout" draw:type="line" svg:x1="11.91cm" svg:y1="22.083cm" svg:x2="9.736cm" svg:y2="25.083cm" draw:start-shape="id6" draw:start-glue-point="3" draw:end-shape="id8" draw:end-glue-point="1" svg:d="M11910 22083l-2174 3000" svg:viewBox="0 0 2175 3001">
          <text:p/>
        </draw:connector>
        <draw:connector draw:style-name="gr4" draw:text-style-name="P5" draw:layer="layout" draw:type="line" svg:x1="9.735cm" svg:y1="22.082cm" svg:x2="11.91cm" svg:y2="22.083cm" draw:start-shape="id3" draw:start-glue-point="1" draw:end-shape="id6" draw:end-glue-point="3" svg:d="M9735 22082l2175 1" svg:viewBox="0 0 2176 2">
          <text:p/>
        </draw:connector>
      </draw:page>
      <draw:page draw:name="page2" draw:style-name="dp1" draw:master-page-name="Default">
        <draw:custom-shape draw:style-name="gr5" draw:text-style-name="P6" draw:layer="layout" svg:width="0.762cm" svg:height="0.762cm" svg:x="-0.515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-0.136cm" svg:y1="11.033cm" svg:x2="-0.136cm" svg:y2="12.938cm">
          <text:p/>
        </draw:line>
        <draw:line draw:style-name="gr6" draw:text-style-name="P6" draw:layer="layout" svg:x1="-0.136cm" svg:y1="12.938cm" svg:x2="-0.898cm" svg:y2="13.7cm">
          <text:p/>
        </draw:line>
        <draw:line draw:style-name="gr6" draw:text-style-name="P6" draw:layer="layout" svg:x1="-0.136cm" svg:y1="12.938cm" svg:x2="0.626cm" svg:y2="13.7cm">
          <text:p/>
        </draw:line>
        <draw:line draw:style-name="gr6" draw:text-style-name="P6" xml:id="id9" draw:id="id9" draw:layer="layout" svg:x1="-0.796cm" svg:y1="11.468cm" svg:x2="0.601cm" svg:y2="11.468cm">
          <text:p/>
        </draw:line>
        <draw:frame draw:style-name="gr7" draw:text-style-name="P7" draw:layer="layout" svg:width="3.741cm" svg:height="1.673cm" svg:x="-2.023cm" svg:y="14.019cm">
          <draw:text-box>
            <text:p text:style-name="P1">Medical</text:p>
            <text:p text:style-name="P1">receptionist</text:p>
          </draw:text-box>
        </draw:frame>
        <draw:custom-shape draw:style-name="gr5" draw:text-style-name="P6" draw:layer="layout" svg:width="0.762cm" svg:height="0.762cm" svg:x="19.685cm" svg:y="1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.064cm" svg:y1="12.336cm" svg:x2="20.064cm" svg:y2="14.241cm">
          <text:p/>
        </draw:line>
        <draw:line draw:style-name="gr6" draw:text-style-name="P6" draw:layer="layout" svg:x1="20.064cm" svg:y1="14.241cm" svg:x2="19.302cm" svg:y2="15.003cm">
          <text:p/>
        </draw:line>
        <draw:line draw:style-name="gr6" draw:text-style-name="P6" draw:layer="layout" svg:x1="20.064cm" svg:y1="14.241cm" svg:x2="20.826cm" svg:y2="15.003cm">
          <text:p/>
        </draw:line>
        <draw:line draw:style-name="gr6" draw:text-style-name="P6" xml:id="id17" draw:id="id17" draw:layer="layout" svg:x1="19.404cm" svg:y1="12.771cm" svg:x2="20.801cm" svg:y2="12.771cm">
          <text:p/>
        </draw:line>
        <draw:frame draw:style-name="gr7" draw:text-style-name="P8" draw:layer="layout" svg:width="2.83cm" svg:height="0.962cm" svg:x="18.677cm" svg:y="15.322cm">
          <draw:text-box>
            <text:p>Attacker</text:p>
          </draw:text-box>
        </draw:frame>
        <draw:custom-shape draw:style-name="gr8" draw:text-style-name="P2" xml:id="id10" draw:id="id10" draw:layer="layout" svg:width="4.445cm" svg:height="2.286cm" svg:x="4.604cm" svg:y="4.302cm">
          <text:p text:style-name="P1">Register</text:p>
          <text:p text:style-name="P1">pat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4.445cm" svg:height="2.286cm" svg:x="4.604cm" svg:y="7.303cm">
          <text:p text:style-name="P1">Unregister</text:p>
          <text:p text:style-name="P1">pat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4.445cm" svg:height="2.286cm" svg:x="4.604cm" svg:y="10.303cm">
          <text:p text:style-name="P1">View patient</text:p>
          <text:p text:style-name="P1">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3" draw:id="id13" draw:layer="layout" svg:width="4.445cm" svg:height="2.286cm" svg:x="4.604cm" svg:y="13.304cm">
          <text:p text:style-name="P1">Transfer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4" draw:id="id14" draw:layer="layout" svg:width="4.445cm" svg:height="2.286cm" svg:x="4.604cm" svg:y="16.305cm">
          <text:p text:style-name="P1">Contact</text:p>
          <text:p text:style-name="P1">Pat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5" draw:id="id15" draw:layer="layout" svg:width="4.445cm" svg:height="2.286cm" svg:x="11.604cm" svg:y="10.304cm">
          <text:p text:style-name="P1">View patient</text:p>
          <text:p text:style-name="P1">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6" draw:id="id16" draw:layer="layout" svg:width="4.445cm" svg:height="2.286cm" svg:x="11.604cm" svg:y="13.305cm">
          <text:p text:style-name="P1">Transfer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" svg:x1="0.601cm" svg:y1="11.468cm" svg:x2="4.604cm" svg:y2="5.445cm" draw:start-shape="id9" draw:start-glue-point="1" draw:end-shape="id10" draw:end-glue-point="6" svg:d="M601 11468l4003-6023" svg:viewBox="0 0 4004 6024">
          <text:p/>
        </draw:connector>
        <draw:connector draw:style-name="gr10" draw:text-style-name="P5" draw:layer="layout" draw:type="line" svg:x1="0.601cm" svg:y1="11.468cm" svg:x2="4.604cm" svg:y2="8.446cm" draw:start-shape="id9" draw:start-glue-point="1" draw:end-shape="id11" draw:end-glue-point="6" svg:d="M601 11468l4003-3022" svg:viewBox="0 0 4004 3023">
          <text:p/>
        </draw:connector>
        <draw:connector draw:style-name="gr10" draw:text-style-name="P5" draw:layer="layout" draw:type="line" svg:x1="4.604cm" svg:y1="11.446cm" svg:x2="0.601cm" svg:y2="11.468cm" draw:start-shape="id12" draw:start-glue-point="6" draw:end-shape="id9" draw:end-glue-point="1" svg:d="M4604 11446l-4003 22" svg:viewBox="0 0 4004 23">
          <text:p/>
        </draw:connector>
        <draw:connector draw:style-name="gr10" draw:text-style-name="P5" draw:layer="layout" draw:type="line" svg:x1="4.604cm" svg:y1="14.447cm" svg:x2="0.601cm" svg:y2="11.468cm" draw:start-shape="id13" draw:start-glue-point="6" draw:end-shape="id9" draw:end-glue-point="1" svg:d="M4604 14447l-4003-2979" svg:viewBox="0 0 4004 2980">
          <text:p/>
        </draw:connector>
        <draw:connector draw:style-name="gr10" draw:text-style-name="P5" draw:layer="layout" draw:type="line" svg:x1="4.604cm" svg:y1="17.448cm" svg:x2="0.601cm" svg:y2="11.468cm" draw:start-shape="id14" draw:start-glue-point="6" draw:end-shape="id9" draw:end-glue-point="1" svg:d="M4604 17448l-4003-5980" svg:viewBox="0 0 4004 5981">
          <text:p/>
        </draw:connector>
        <draw:connector draw:style-name="gr10" draw:text-style-name="P5" draw:layer="layout" draw:type="line" svg:x1="9.049cm" svg:y1="11.446cm" svg:x2="11.604cm" svg:y2="11.447cm" draw:start-shape="id12" draw:start-glue-point="10" draw:end-shape="id15" draw:end-glue-point="6" svg:d="M9049 11446l2555 1" svg:viewBox="0 0 2556 2">
          <text:p/>
        </draw:connector>
        <draw:connector draw:style-name="gr10" draw:text-style-name="P5" draw:layer="layout" draw:type="line" svg:x1="9.049cm" svg:y1="14.447cm" svg:x2="11.604cm" svg:y2="14.448cm" draw:start-shape="id13" draw:start-glue-point="10" draw:end-shape="id16" draw:end-glue-point="6" svg:d="M9049 14447l2555 1" svg:viewBox="0 0 2556 2">
          <text:p/>
        </draw:connector>
        <draw:connector draw:style-name="gr10" draw:text-style-name="P5" draw:layer="layout" draw:type="line" svg:x1="16.049cm" svg:y1="11.447cm" svg:x2="19.404cm" svg:y2="12.771cm" draw:start-shape="id15" draw:start-glue-point="10" draw:end-shape="id17" draw:end-glue-point="3" svg:d="M16049 11447l3355 1324" svg:viewBox="0 0 3356 1325">
          <text:p/>
        </draw:connector>
        <draw:connector draw:style-name="gr10" draw:text-style-name="P5" draw:layer="layout" draw:type="line" svg:x1="16.049cm" svg:y1="14.448cm" svg:x2="19.404cm" svg:y2="12.771cm" draw:start-shape="id16" draw:start-glue-point="10" draw:end-shape="id17" draw:end-glue-point="3" svg:d="M16049 14448l3355-1677" svg:viewBox="0 0 3356 1678">
          <text:p/>
        </draw:connector>
      </draw:page>
      <draw:page draw:name="page3" draw:style-name="dp1" draw:master-page-name="Default">
        <draw:custom-shape draw:style-name="gr11" draw:text-style-name="P4" xml:id="id18" draw:id="id18" draw:layer="layout" svg:width="4.826cm" svg:height="1.778cm" svg:x="0.008cm" svg:y="3.892cm">
          <text:p text:style-name="P3">System</text:p>
          <text:p text:style-name="P3">requireme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9" draw:id="id19" draw:layer="layout" svg:width="4.826cm" svg:height="1.778cm" svg:x="7.009cm" svg:y="3.893cm">
          <text:p text:style-name="P3">System</text:p>
          <text:p text:style-name="P3">desig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0" draw:id="id20" draw:layer="layout" svg:width="4.826cm" svg:height="1.778cm" svg:x="14.01cm" svg:y="3.894cm">
          <text:p text:style-name="P3">Architectural</text:p>
          <text:p text:style-name="P3">desig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1" draw:id="id21" draw:layer="layout" svg:width="4.826cm" svg:height="1.778cm" svg:x="14.011cm" svg:y="0.895cm">
          <text:p text:style-name="P3">Technology</text:p>
          <text:p text:style-name="P3">choic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2" draw:id="id22" draw:layer="layout" svg:width="4.826cm" svg:height="1.778cm" svg:x="14.012cm" svg:y="6.896cm">
          <text:p text:style-name="P3">Design</text:p>
          <text:p text:style-name="P3">asse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3" draw:id="id23" draw:layer="layout" svg:width="4.826cm" svg:height="1.778cm" svg:x="21.013cm" svg:y="3.897cm">
          <text:p text:style-name="P3">Design risk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4" draw:id="id24" draw:layer="layout" svg:width="4.826cm" svg:height="3.231cm" svg:x="21.014cm" svg:y="8.898cm">
          <text:p text:style-name="P3">Design and</text:p>
          <text:p text:style-name="P3">requirements</text:p>
          <text:p text:style-name="P3">chang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4.834cm" svg:y1="4.781cm" svg:x2="7.009cm" svg:y2="4.782cm" draw:start-shape="id18" draw:start-glue-point="1" draw:end-shape="id19" svg:d="M4834 4781l2175 1" svg:viewBox="0 0 2176 2">
          <text:p/>
        </draw:connector>
        <draw:connector draw:style-name="gr4" draw:text-style-name="P5" draw:layer="layout" draw:type="line" svg:x1="11.835cm" svg:y1="4.782cm" svg:x2="14.01cm" svg:y2="4.783cm" draw:start-shape="id19" draw:start-glue-point="1" draw:end-shape="id20" draw:end-glue-point="3" svg:d="M11835 4782l2175 1" svg:viewBox="0 0 2176 2">
          <text:p/>
        </draw:connector>
        <draw:connector draw:style-name="gr4" draw:text-style-name="P5" draw:layer="layout" draw:type="line" svg:x1="11.835cm" svg:y1="4.782cm" svg:x2="14.011cm" svg:y2="1.784cm" draw:start-shape="id19" draw:start-glue-point="1" draw:end-shape="id21" draw:end-glue-point="3" svg:d="M11835 4782l2176-2998" svg:viewBox="0 0 2177 2999">
          <text:p/>
        </draw:connector>
        <draw:connector draw:style-name="gr4" draw:text-style-name="P5" draw:layer="layout" draw:type="line" svg:x1="11.835cm" svg:y1="4.782cm" svg:x2="14.012cm" svg:y2="7.785cm" draw:start-shape="id19" draw:end-shape="id22" draw:end-glue-point="3" svg:d="M11835 4782l2177 3003" svg:viewBox="0 0 2178 3004">
          <text:p/>
        </draw:connector>
        <draw:connector draw:style-name="gr4" draw:text-style-name="P5" draw:layer="layout" draw:type="line" svg:x1="18.836cm" svg:y1="4.783cm" svg:x2="21.013cm" svg:y2="4.786cm" draw:start-shape="id20" draw:start-glue-point="1" draw:end-shape="id23" draw:end-glue-point="3" svg:d="M18836 4783l2177 3" svg:viewBox="0 0 2178 4">
          <text:p/>
        </draw:connector>
        <draw:connector draw:style-name="gr4" draw:text-style-name="P5" draw:layer="layout" draw:type="line" svg:x1="18.837cm" svg:y1="1.784cm" svg:x2="21.013cm" svg:y2="4.786cm" draw:start-shape="id21" draw:start-glue-point="1" draw:end-shape="id23" draw:end-glue-point="3" svg:d="M18837 1784l2176 3002" svg:viewBox="0 0 2177 3003">
          <text:p/>
        </draw:connector>
        <draw:connector draw:style-name="gr4" draw:text-style-name="P5" draw:layer="layout" draw:type="line" svg:x1="18.838cm" svg:y1="7.785cm" svg:x2="21.013cm" svg:y2="4.786cm" draw:start-shape="id22" draw:start-glue-point="1" draw:end-shape="id23" draw:end-glue-point="3" svg:d="M18838 7785l2175-2999" svg:viewBox="0 0 2176 3000">
          <text:p/>
        </draw:connector>
        <draw:connector draw:style-name="gr4" draw:text-style-name="P5" draw:layer="layout" draw:type="line" svg:x1="23.426cm" svg:y1="5.675cm" svg:x2="23.427cm" svg:y2="8.898cm" draw:start-shape="id23" draw:start-glue-point="2" draw:end-shape="id24" draw:end-glue-point="0" svg:d="M23426 5675l1 3223" svg:viewBox="0 0 2 3224">
          <text:p/>
        </draw:connector>
        <draw:connector draw:style-name="gr4" draw:text-style-name="P5" draw:layer="layout" svg:x1="21.014cm" svg:y1="10.513cm" svg:x2="9.422cm" svg:y2="5.671cm" draw:start-shape="id24" draw:start-glue-point="3" draw:end-shape="id19" draw:end-glue-point="2" svg:d="M21014 10513h-11592v-4842" svg:viewBox="0 0 11593 4843">
          <text:p/>
        </draw:connector>
        <draw:custom-shape draw:style-name="gr13" draw:text-style-name="P4" xml:id="id33" draw:id="id33" draw:layer="layout" svg:width="4.826cm" svg:height="1.778cm" svg:x="0.009cm" svg:y="12.893cm">
          <draw:glue-point draw:id="4" svg:x="-1.104cm" svg:y="5.236cm"/>
          <draw:glue-point draw:id="5" svg:x="1cm" svg:y="5.236cm"/>
          <text:p text:style-name="P3">Design asse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5" draw:id="id25" draw:layer="layout" svg:width="4.826cm" svg:height="1.778cm" svg:x="4.01cm" svg:y="15.894cm">
          <text:p text:style-name="P3">Asset value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8" draw:id="id28" draw:layer="layout" svg:width="4.826cm" svg:height="1.778cm" svg:x="4.011cm" svg:y="18.895cm">
          <text:p text:style-name="P3">Threat</text:p>
          <text:p text:style-name="P3">identific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30" draw:id="id30" draw:layer="layout" svg:width="4.826cm" svg:height="1.778cm" svg:x="11.012cm" svg:y="18.896cm">
          <draw:glue-point draw:id="4" svg:x="4.517cm" svg:y="3.633cm"/>
          <draw:glue-point draw:id="5" svg:x="-4.693cm" svg:y="3.633cm"/>
          <text:p text:style-name="P3">Attach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9" draw:id="id29" draw:layer="layout" svg:width="4.826cm" svg:height="1.778cm" svg:x="11.013cm" svg:y="22.897cm">
          <text:p text:style-name="P3">Control</text:p>
          <text:p text:style-name="P3">identific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27" draw:id="id27" draw:layer="layout" svg:width="4.826cm" svg:height="2.613cm" svg:x="4.014cm" svg:y="22.498cm">
          <draw:glue-point draw:id="4" svg:x="5.07cm" svg:y="-5.23cm"/>
          <text:p text:style-name="P3">Technology and</text:p>
          <text:p text:style-name="P3">architecture</text:p>
          <text:p text:style-name="P3">choic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31" draw:id="id31" draw:layer="layout" svg:width="4.826cm" svg:height="3.231cm" svg:x="18.015cm" svg:y="22.198cm">
          <draw:glue-point draw:id="4" svg:x="-4.993cm" svg:y="-4.964cm"/>
          <text:p text:style-name="P3">Design and</text:p>
          <text:p text:style-name="P3">requirements</text:p>
          <text:p text:style-name="P3">chang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6" draw:id="id26" draw:layer="layout" svg:width="4.826cm" svg:height="1.778cm" svg:x="18.011cm" svg:y="15.895cm">
          <text:p text:style-name="P3">Exposure</text:p>
          <text:p text:style-name="P3">assess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32" draw:id="id32" draw:layer="layout" svg:width="4.826cm" svg:height="1.778cm" svg:x="11.014cm" svg:y="26.898cm">
          <text:p text:style-name="P3">Available</text:p>
          <text:p text:style-name="P3">control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8.836cm" svg:y1="16.783cm" svg:x2="18.011cm" svg:y2="16.784cm" draw:start-shape="id25" draw:start-glue-point="1" draw:end-shape="id26" svg:d="M8836 16783l9175 1" svg:viewBox="0 0 9176 2">
          <text:p/>
        </draw:connector>
        <draw:connector draw:style-name="gr4" draw:text-style-name="P5" draw:layer="layout" draw:type="line" svg:x1="6.427cm" svg:y1="22.498cm" svg:x2="6.424cm" svg:y2="20.673cm" draw:start-shape="id27" draw:start-glue-point="0" draw:end-shape="id28" draw:end-glue-point="2" svg:d="M6427 22498l-3-1825" svg:viewBox="0 0 4 1826">
          <text:p/>
        </draw:connector>
        <draw:connector draw:style-name="gr4" draw:text-style-name="P5" draw:layer="layout" draw:type="line" svg:x1="8.84cm" svg:y1="23.804cm" svg:x2="11.013cm" svg:y2="23.786cm" draw:start-shape="id27" draw:start-glue-point="1" draw:end-shape="id29" svg:d="M8840 23804l2173-18" svg:viewBox="0 0 2174 19">
          <text:p/>
        </draw:connector>
        <draw:connector draw:style-name="gr4" draw:text-style-name="P5" draw:layer="layout" draw:type="line" svg:x1="13.425cm" svg:y1="20.674cm" svg:x2="13.426cm" svg:y2="22.897cm" draw:start-shape="id30" draw:start-glue-point="2" draw:end-shape="id29" svg:d="M13425 20674l1 2223" svg:viewBox="0 0 2 2224">
          <text:p/>
        </draw:connector>
        <draw:connector draw:style-name="gr4" draw:text-style-name="P5" draw:layer="layout" draw:type="line" svg:x1="8.837cm" svg:y1="19.784cm" svg:x2="11.012cm" svg:y2="19.785cm" draw:start-shape="id28" draw:start-glue-point="1" draw:end-shape="id30" draw:end-glue-point="3" svg:d="M8837 19784l2175 1" svg:viewBox="0 0 2176 2">
          <text:p/>
        </draw:connector>
        <draw:connector draw:style-name="gr4" draw:text-style-name="P5" draw:layer="layout" draw:type="line" svg:x1="20.424cm" svg:y1="17.673cm" svg:x2="20.428cm" svg:y2="22.198cm" draw:start-shape="id26" draw:start-glue-point="2" draw:end-shape="id31" draw:end-glue-point="0" svg:d="M20424 17673l4 4525" svg:viewBox="0 0 5 4526">
          <text:p/>
        </draw:connector>
        <draw:connector draw:style-name="gr4" draw:text-style-name="P5" draw:layer="layout" draw:type="line" svg:x1="13.427cm" svg:y1="26.898cm" svg:x2="13.426cm" svg:y2="24.675cm" draw:start-shape="id32" draw:start-glue-point="0" draw:end-shape="id29" draw:end-glue-point="2" svg:d="M13427 26898l-1-2223" svg:viewBox="0 0 2 2224">
          <text:p/>
        </draw:connector>
        <draw:connector draw:style-name="gr4" draw:text-style-name="P5" draw:layer="layout" draw:type="line" svg:x1="15.839cm" svg:y1="23.786cm" svg:x2="18.015cm" svg:y2="23.813cm" draw:start-shape="id29" draw:start-glue-point="1" draw:end-shape="id31" draw:end-glue-point="3" svg:d="M15839 23786l2176 27" svg:viewBox="0 0 2177 28">
          <text:p/>
        </draw:connector>
        <draw:connector draw:style-name="gr4" draw:text-style-name="P5" draw:layer="layout" svg:x1="1.89cm" svg:y1="14.671cm" svg:x2="4.011cm" svg:y2="19.784cm" draw:start-shape="id33" draw:start-glue-point="4" draw:end-shape="id28" draw:end-glue-point="3" svg:d="M1890 14671v5113h2121" svg:viewBox="0 0 2122 5114">
          <text:p/>
        </draw:connector>
        <draw:connector draw:style-name="gr4" draw:text-style-name="P5" draw:layer="layout" svg:x1="2.904cm" svg:y1="14.671cm" svg:x2="4.01cm" svg:y2="16.783cm" draw:start-shape="id33" draw:start-glue-point="5" draw:end-shape="id25" draw:end-glue-point="3" svg:d="M2904 14671v2112h1106" svg:viewBox="0 0 1107 2113">
          <text:p/>
        </draw:connector>
        <draw:connector draw:style-name="gr4" draw:text-style-name="P5" draw:layer="layout" draw:type="line" svg:x1="8.84cm" svg:y1="22.498cm" svg:x2="11.161cm" svg:y2="20.43cm" draw:start-shape="id27" draw:start-glue-point="4" draw:end-shape="id30" draw:end-glue-point="5" svg:d="M8840 22498l2321-2068" svg:viewBox="0 0 2322 2069">
          <text:p/>
        </draw:connector>
        <draw:connector draw:style-name="gr4" draw:text-style-name="P5" draw:layer="layout" draw:type="line" svg:x1="15.604cm" svg:y1="20.43cm" svg:x2="18.019cm" svg:y2="22.21cm" draw:start-shape="id30" draw:start-glue-point="4" draw:end-shape="id31" draw:end-glue-point="4" svg:d="M15604 20430l2415 1780" svg:viewBox="0 0 2416 1781">
          <text:p/>
        </draw:connector>
      </draw:page>
      <draw:page draw:name="page4" draw:style-name="dp1" draw:master-page-name="Default">
        <draw:custom-shape draw:style-name="gr15" draw:text-style-name="P4" xml:id="id36" draw:id="id36" draw:layer="layout" svg:width="5.212cm" svg:height="1.778cm" svg:x="2.01cm" svg:y="3.411cm">
          <draw:glue-point draw:id="4" svg:x="-1.104cm" svg:y="5.236cm"/>
          <draw:glue-point draw:id="5" svg:x="1cm" svg:y="5.236cm"/>
          <text:p text:style-name="P3">Login/password</text:p>
          <text:p text:style-name="P3">authent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8" draw:id="id38" draw:layer="layout" svg:width="5.212cm" svg:height="2.647cm" svg:x="2.01cm" svg:y="8.893cm">
          <draw:glue-point draw:id="4" svg:x="-1.104cm" svg:y="5.236cm"/>
          <draw:glue-point draw:id="5" svg:x="1cm" svg:y="5.236cm"/>
          <text:p text:style-name="P3">Client/server</text:p>
          <text:p text:style-name="P3">architecture using</text:p>
          <text:p text:style-name="P3">web brows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34" draw:id="id34" draw:layer="layout" svg:width="5.212cm" svg:height="1.778cm" svg:x="2.011cm" svg:y="15.311cm">
          <draw:glue-point draw:id="4" svg:x="-1.104cm" svg:y="5.236cm"/>
          <draw:glue-point draw:id="5" svg:x="1cm" svg:y="5.236cm"/>
          <text:p text:style-name="P3">Use of editable</text:p>
          <text:p text:style-name="P3">web form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5.212cm" svg:height="2.647cm" svg:x="12.011cm" svg:y="2.994cm">
          <draw:glue-point draw:id="4" svg:x="-1.104cm" svg:y="5.236cm"/>
          <draw:glue-point draw:id="5" svg:x="1cm" svg:y="5.236cm"/>
          <text:p text:style-name="P3">Users set</text:p>
          <text:p text:style-name="P3">guessable</text:p>
          <text:p text:style-name="P3">password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7.626cm" svg:height="2.647cm" svg:x="18.012cm" svg:y="2.994cm">
          <draw:glue-point draw:id="4" svg:x="-1.104cm" svg:y="5.236cm"/>
          <draw:glue-point draw:id="5" svg:x="1cm" svg:y="5.236cm"/>
          <text:p text:style-name="P3">Authorized users reveal</text:p>
          <text:p text:style-name="P3">their passwords to</text:p>
          <text:p text:style-name="P3">unauthorized user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" draw:text-style-name="P4" draw:layer="layout" svg:width="5.212cm" svg:height="2.647cm" svg:x="12.012cm" svg:y="7.394cm">
            <draw:glue-point draw:id="4" svg:x="-1.104cm" svg:y="5.236cm"/>
            <draw:glue-point draw:id="5" svg:x="1cm" svg:y="5.236cm"/>
            <text:p text:style-name="P3">Server subject to</text:p>
            <text:p text:style-name="P3">denial of service</text:p>
            <text:p text:style-name="P3">attach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yout" svg:width="7.626cm" svg:height="2.647cm" svg:x="18.013cm" svg:y="7.394cm">
            <draw:glue-point draw:id="4" svg:x="-1.104cm" svg:y="5.236cm"/>
            <draw:glue-point draw:id="5" svg:x="1cm" svg:y="5.236cm"/>
            <text:p text:style-name="P3">Confidential information</text:p>
            <text:p text:style-name="P3">May be left in browser</text:p>
            <text:p text:style-name="P3">cache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yout" svg:width="7.626cm" svg:height="2.647cm" svg:x="13.814cm" svg:y="10.394cm">
            <draw:glue-point draw:id="4" svg:x="-1.104cm" svg:y="5.236cm"/>
            <draw:glue-point draw:id="5" svg:x="1cm" svg:y="5.236cm"/>
            <text:p text:style-name="P3">Browser security</text:p>
            <text:p text:style-name="P3">loopholes lead to</text:p>
            <text:p text:style-name="P3">unauthorized access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6" draw:text-style-name="P4" draw:layer="layout" svg:width="5.212cm" svg:height="2.647cm" svg:x="12.012cm" svg:y="14.894cm">
          <draw:glue-point draw:id="4" svg:x="-1.104cm" svg:y="5.236cm"/>
          <draw:glue-point draw:id="5" svg:x="1cm" svg:y="5.236cm"/>
          <text:p text:style-name="P3">Fine-grain logging</text:p>
          <text:p text:style-name="P3">of changes is</text:p>
          <text:p text:style-name="P3">impossibl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7.626cm" svg:height="2.647cm" svg:x="18.013cm" svg:y="14.894cm">
          <draw:glue-point draw:id="4" svg:x="-1.104cm" svg:y="5.236cm"/>
          <draw:glue-point draw:id="5" svg:x="1cm" svg:y="5.236cm"/>
          <text:p text:style-name="P3">Authorization can’t be</text:p>
          <text:p text:style-name="P3">varied according to</text:p>
          <text:p text:style-name="P3">user’s rol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35" draw:id="id35" draw:layer="layout" svg:width="15.113cm" svg:height="3.683cm" svg:x="11.16cm" svg:y="14.3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37" draw:id="id37" draw:layer="layout" svg:width="15.113cm" svg:height="3.683cm" svg:x="11.16cm" svg:y="2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39" draw:id="id39" draw:layer="layout" svg:width="15.113cm" svg:height="6.714cm" svg:x="11.16cm" svg:y="6.85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223cm" svg:y1="16.2cm" svg:x2="11.16cm" svg:y2="16.2cm" draw:start-shape="id34" draw:start-glue-point="1" draw:end-shape="id35" draw:end-glue-point="3" svg:d="M7223 16200h3937" svg:viewBox="0 0 3938 1">
          <text:p/>
        </draw:connector>
        <draw:connector draw:style-name="gr4" draw:text-style-name="P5" draw:layer="layout" draw:type="line" svg:x1="7.222cm" svg:y1="4.3cm" svg:x2="11.16cm" svg:y2="4.3cm" draw:start-shape="id36" draw:start-glue-point="1" draw:end-shape="id37" draw:end-glue-point="3" svg:d="M7222 4300h3938" svg:viewBox="0 0 3939 1">
          <text:p/>
        </draw:connector>
        <draw:connector draw:style-name="gr4" draw:text-style-name="P5" draw:layer="layout" draw:type="line" svg:x1="7.222cm" svg:y1="10.216cm" svg:x2="11.16cm" svg:y2="10.216cm" draw:start-shape="id38" draw:start-glue-point="1" draw:end-shape="id39" svg:d="M7222 10216h3938" svg:viewBox="0 0 3939 1">
          <text:p/>
        </draw:connector>
        <draw:frame draw:style-name="gr21" draw:text-style-name="P10" draw:layer="layout" svg:width="6.314cm" svg:height="0.962cm" svg:x="1.443cm" svg:y="1.119cm">
          <draw:text-box>
            <text:p><text:span text:style-name="T1">Technology Choice</text:span></text:p>
          </draw:text-box>
        </draw:frame>
        <draw:frame draw:style-name="gr21" draw:text-style-name="P10" draw:layer="layout" svg:width="4.82cm" svg:height="0.962cm" svg:x="11.443cm" svg:y="1.119cm">
          <draw:text-box>
            <text:p><text:span text:style-name="T1">Vulnerabilities</text:span></text:p>
          </draw:text-box>
        </draw:frame>
      </draw:page>
      <draw:page draw:name="page5" draw:style-name="dp1" draw:master-page-name="Default">
        <draw:custom-shape draw:style-name="gr22" draw:text-style-name="P11" draw:layer="layout" svg:width="21.22cm" svg:height="3.302cm" svg:x="1.624cm" svg:y="2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826cm" svg:height="1.778cm" svg:x="3.709cm" svg:y="3.293cm">
          <text:p text:style-name="P3">System</text:p>
          <text:p text:style-name="P3">authent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826cm" svg:height="1.778cm" svg:x="9.71cm" svg:y="3.294cm">
          <text:p text:style-name="P3">System</text:p>
          <text:p text:style-name="P3">authoriz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826cm" svg:height="1.778cm" svg:x="15.711cm" svg:y="3.295cm">
          <text:p text:style-name="P3">File integrity</text:p>
          <text:p text:style-name="P3">managemen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1.22cm" svg:height="3.302cm" svg:x="1.624cm" svg:y="7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826cm" svg:height="1.778cm" svg:x="2.009cm" svg:y="8.293cm">
          <text:p text:style-name="P3">Database</text:p>
          <text:p text:style-name="P3">logi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826cm" svg:height="1.778cm" svg:x="7.21cm" svg:y="8.294cm">
          <text:p text:style-name="P3">Database</text:p>
          <text:p text:style-name="P3">authoriz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826cm" svg:height="1.778cm" svg:x="12.411cm" svg:y="8.295cm">
          <text:p text:style-name="P3">Transaction</text:p>
          <text:p text:style-name="P3">managemen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826cm" svg:height="1.778cm" svg:x="17.612cm" svg:y="8.296cm">
          <text:p text:style-name="P3">Database</text:p>
          <text:p text:style-name="P3">recovery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1.22cm" svg:height="3.302cm" svg:x="1.624cm" svg:y="12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826cm" svg:height="1.778cm" svg:x="3.709cm" svg:y="13.293cm">
          <text:p text:style-name="P3">Record access</text:p>
          <text:p text:style-name="P3">authoriz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826cm" svg:height="1.778cm" svg:x="9.71cm" svg:y="13.294cm">
          <text:p text:style-name="P3">Record</text:p>
          <text:p text:style-name="P3">encryp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4.826cm" svg:height="1.778cm" svg:x="15.711cm" svg:y="13.295cm">
          <text:p text:style-name="P3">Record integrity</text:p>
          <text:p text:style-name="P3">managemen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21.22cm" svg:height="3.302cm" svg:x="1.624cm" svg:y="16.524cm">
          <text:p text:style-name="P1">Patient records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948cm" svg:height="0.962cm" svg:x="1.762cm" svg:y="1.635cm">
          <draw:text-box>
            <text:p><text:span text:style-name="T1">Platform level protection</text:span></text:p>
          </draw:text-box>
        </draw:frame>
        <draw:frame draw:style-name="gr21" draw:text-style-name="P10" draw:layer="layout" svg:width="8.837cm" svg:height="0.962cm" svg:x="1.762cm" svg:y="6.635cm">
          <draw:text-box>
            <text:p><text:span text:style-name="T1">Application level protection</text:span></text:p>
          </draw:text-box>
        </draw:frame>
        <draw:frame draw:style-name="gr21" draw:text-style-name="P10" draw:layer="layout" svg:width="7.559cm" svg:height="0.962cm" svg:x="1.762cm" svg:y="11.635cm">
          <draw:text-box>
            <text:p><text:span text:style-name="T1">Record level protection</text:span></text:p>
          </draw:text-box>
        </draw:frame>
      </draw:page>
      <draw:page draw:name="page6" draw:style-name="dp1" draw:master-page-name="Default">
        <draw:custom-shape draw:style-name="gr24" draw:text-style-name="P6" xml:id="id42" draw:id="id42" draw:layer="layout" svg:width="12.446cm" svg:height="9.652cm" svg:x="-2.492cm" svg:y="2.778cm">
          <draw:glue-point draw:id="4" svg:x="2.295cm" svg:y="5cm"/>
          <draw:glue-point draw:id="5" svg:x="-1.684cm" svg:y="5cm"/>
          <text:p text:style-name="P1">Authentication and authorization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2.417cm" svg:height="1.143cm" svg:x="-2.463cm" svg:y="4.048cm">
          <text:p text:style-name="P1">New York trading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5.672cm" svg:height="1.778cm" svg:x="-2.09cm" svg:y="5.894cm">
          <text:p text:style-name="P3">US user 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3.911cm" svg:y="5.895cm">
          <text:p text:style-name="P3">International</text:p>
          <text:p text:style-name="P3">user 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-2.089cm" svg:y="8.095cm">
          <text:p text:style-name="P3">US trading</text:p>
          <text:p text:style-name="P3">history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3.912cm" svg:y="8.096cm">
          <text:p text:style-name="P3">US equity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-2.088cm" svg:y="10.296cm">
          <text:p text:style-name="P3">International</text:p>
          <text:p text:style-name="P3">equity pric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3.913cm" svg:y="10.297cm">
          <text:p text:style-name="P3">US funds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xml:id="id44" draw:id="id44" draw:layer="layout" svg:width="12.446cm" svg:height="9.652cm" svg:x="11.508cm" svg:y="2.778cm">
          <draw:glue-point draw:id="4" svg:x="2.475cm" svg:y="5cm"/>
          <draw:glue-point draw:id="5" svg:x="-2.83cm" svg:y="5cm"/>
          <text:p text:style-name="P1">Authentication and authorization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2.417cm" svg:height="1.143cm" svg:x="11.537cm" svg:y="4.048cm">
          <text:p text:style-name="P1">London trading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5.672cm" svg:height="1.778cm" svg:x="11.91cm" svg:y="5.894cm">
          <text:p text:style-name="P3">UK user 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7.911cm" svg:y="5.895cm">
          <text:p text:style-name="P3">International</text:p>
          <text:p text:style-name="P3">user 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1.911cm" svg:y="8.095cm">
          <text:p text:style-name="P3">UK trading</text:p>
          <text:p text:style-name="P3">history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7.912cm" svg:y="8.096cm">
          <text:p text:style-name="P3">UK equity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1.912cm" svg:y="10.296cm">
          <text:p text:style-name="P3">International</text:p>
          <text:p text:style-name="P3">equity pric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7.913cm" svg:y="10.297cm">
          <text:p text:style-name="P3">UK funds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xml:id="id40" draw:id="id40" draw:layer="layout" svg:width="12.446cm" svg:height="9.652cm" svg:x="-2.492cm" svg:y="15.778cm">
          <draw:glue-point draw:id="4" svg:x="-3.52cm" svg:y="-5.042cm"/>
          <draw:glue-point draw:id="5" svg:x="3.52cm" svg:y="-5.042cm"/>
          <text:p text:style-name="P1">Authentication and authorization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2.417cm" svg:height="1.143cm" svg:x="-2.463cm" svg:y="17.048cm">
          <text:p text:style-name="P1">Frankfurt trading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5.672cm" svg:height="1.778cm" svg:x="-2.09cm" svg:y="18.894cm">
          <text:p text:style-name="P3">European user</text:p>
          <text:p text:style-name="P3">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3.911cm" svg:y="18.895cm">
          <text:p text:style-name="P3">International</text:p>
          <text:p text:style-name="P3">user 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-2.089cm" svg:y="21.095cm">
          <text:p text:style-name="P3">Euro. trading</text:p>
          <text:p text:style-name="P3">history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3.912cm" svg:y="21.096cm">
          <text:p text:style-name="P3">Euro. equity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-2.088cm" svg:y="23.296cm">
          <text:p text:style-name="P3">International</text:p>
          <text:p text:style-name="P3">equity pric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3.913cm" svg:y="23.297cm">
          <text:p text:style-name="P3">Euro. funds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xml:id="id43" draw:id="id43" draw:layer="layout" svg:width="12.446cm" svg:height="9.652cm" svg:x="11.508cm" svg:y="15.778cm">
          <draw:glue-point draw:id="4" svg:x="-3.953cm" svg:y="-5.042cm"/>
          <draw:glue-point draw:id="5" svg:x="3.699cm" svg:y="-5.042cm"/>
          <text:p text:style-name="P1">Authentication and authorization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2.417cm" svg:height="1.143cm" svg:x="11.537cm" svg:y="17.048cm">
          <text:p text:style-name="P1">Hong Kong trading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5.672cm" svg:height="1.778cm" svg:x="11.91cm" svg:y="18.894cm">
          <text:p text:style-name="P3">HK user 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7.911cm" svg:y="18.895cm">
          <text:p text:style-name="P3">International</text:p>
          <text:p text:style-name="P3">user accou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1.911cm" svg:y="21.095cm">
          <text:p text:style-name="P3">HK trading</text:p>
          <text:p text:style-name="P3">history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7.912cm" svg:y="21.096cm">
          <text:p text:style-name="P3">HK equity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1.912cm" svg:y="23.296cm">
          <text:p text:style-name="P3">International</text:p>
          <text:p text:style-name="P3">equity pric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5.672cm" svg:height="1.778cm" svg:x="17.913cm" svg:y="23.297cm">
          <text:p text:style-name="P3">HK funds 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5" xml:id="id41" draw:id="id41" draw:layer="layout" svg:x1="-2.429cm" svg:y1="14.081cm" svg:x2="23.86cm" svg:y2="14.081cm">
          <draw:glue-point draw:id="4" svg:x="-4.323cm" svg:y="0cm"/>
          <draw:glue-point draw:id="5" svg:x="-0.99cm" svg:y="0cm"/>
          <draw:glue-point draw:id="6" svg:x="-1.569cm" svg:y="0cm"/>
          <draw:glue-point draw:id="7" svg:x="-3.453cm" svg:y="0cm"/>
          <draw:glue-point draw:id="8" svg:x="0.797cm" svg:y="0cm"/>
          <draw:glue-point draw:id="9" svg:x="4.42cm" svg:y="0cm"/>
          <draw:glue-point draw:id="10" svg:x="1.328cm" svg:y="0cm"/>
          <draw:glue-point draw:id="11" svg:x="3.84cm" svg:y="0cm"/>
          <text:p/>
        </draw:line>
        <draw:connector draw:style-name="gr10" draw:text-style-name="P5" draw:layer="layout" draw:type="line" svg:x1="-0.649cm" svg:y1="15.778cm" svg:x2="-0.649cm" svg:y2="14.081cm" draw:start-shape="id40" draw:start-glue-point="4" draw:end-shape="id41" draw:end-glue-point="4" svg:d="M-649 15778v-1697" svg:viewBox="0 0 1 1698">
          <text:p/>
        </draw:connector>
        <draw:connector draw:style-name="gr10" draw:text-style-name="P5" draw:layer="layout" draw:type="line" svg:x1="1.636cm" svg:y1="12.43cm" svg:x2="1.638cm" svg:y2="14.081cm" draw:start-shape="id42" draw:start-glue-point="5" draw:end-shape="id41" draw:end-glue-point="7" svg:d="M1636 12430l2 1651" svg:viewBox="0 0 3 1652">
          <text:p/>
        </draw:connector>
        <draw:connector draw:style-name="gr10" draw:text-style-name="P5" draw:layer="layout" draw:type="line" svg:x1="6.591cm" svg:y1="14.081cm" svg:x2="6.587cm" svg:y2="12.43cm" draw:start-shape="id41" draw:start-glue-point="6" draw:end-shape="id42" draw:end-glue-point="4" svg:d="M6591 14081l-4-1651" svg:viewBox="0 0 5 1652">
          <text:p/>
        </draw:connector>
        <draw:connector draw:style-name="gr10" draw:text-style-name="P5" draw:layer="layout" draw:type="line" svg:x1="8.113cm" svg:y1="14.081cm" svg:x2="8.111cm" svg:y2="15.778cm" draw:start-shape="id41" draw:start-glue-point="5" draw:end-shape="id40" draw:end-glue-point="5" svg:d="M8113 14081l-2 1697" svg:viewBox="0 0 3 1698">
          <text:p/>
        </draw:connector>
        <draw:connector draw:style-name="gr10" draw:text-style-name="P5" draw:layer="layout" draw:type="line" svg:x1="12.812cm" svg:y1="15.778cm" svg:x2="12.81cm" svg:y2="14.081cm" draw:start-shape="id43" draw:start-glue-point="4" draw:end-shape="id41" draw:end-glue-point="8" svg:d="M12812 15778l-2-1697" svg:viewBox="0 0 3 1698">
          <text:p/>
        </draw:connector>
        <draw:connector draw:style-name="gr10" draw:text-style-name="P5" draw:layer="layout" draw:type="line" svg:x1="14.206cm" svg:y1="14.081cm" svg:x2="14.209cm" svg:y2="12.43cm" draw:start-shape="id41" draw:start-glue-point="10" draw:end-shape="id44" draw:end-glue-point="5" svg:d="M14206 14081l3-1651" svg:viewBox="0 0 4 1652">
          <text:p/>
        </draw:connector>
        <draw:connector draw:style-name="gr10" draw:text-style-name="P5" draw:layer="layout" draw:type="line" svg:x1="20.811cm" svg:y1="12.43cm" svg:x2="20.809cm" svg:y2="14.081cm" draw:start-shape="id44" draw:start-glue-point="4" draw:end-shape="id41" draw:end-glue-point="11" svg:d="M20811 12430l-2 1651" svg:viewBox="0 0 3 1652">
          <text:p/>
        </draw:connector>
        <draw:connector draw:style-name="gr10" draw:text-style-name="P5" draw:layer="layout" draw:type="line" svg:x1="22.334cm" svg:y1="14.081cm" svg:x2="22.334cm" svg:y2="15.778cm" draw:start-shape="id41" draw:start-glue-point="9" draw:end-shape="id43" draw:end-glue-point="5" svg:d="M22334 14081v1697" svg:viewBox="0 0 1 16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20:17:09.769687527</meta:creation-date>
    <meta:generator>LibreOffice/6.4.4.2$Linux_X86_64 LibreOffice_project/40$Build-2</meta:generator>
    <dc:date>2020-07-22T21:12:02.822267760</dc:date>
    <meta:editing-duration>PT13M43S</meta:editing-duration>
    <meta:editing-cycles>7</meta:editing-cycles>
    <meta:document-statistic meta:object-count="167"/>
  </office:meta>
</office:document-meta>
</file>